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Title">
      <style:text-properties style:font-name="Georgia" officeooo:rsid="000df871" officeooo:paragraph-rsid="000df871"/>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ath Wish</text:p>
      <text:p text:style-name="P3">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3-05T07:54:15.024123564">03/0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5T07:54:14.917885786</dc:date>
    <meta:editing-duration>PT51M46S</meta:editing-duration>
    <meta:editing-cycles>16</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3" meta:word-count="173" meta:character-count="990" meta:non-whitespace-character-count="822"/>
  </office:meta>
</office:document-meta>
</file>